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Bitstream Vera Sans" svg:font-family="'Bitstream Vera Sans'" style:font-family-generic="swiss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table:style-name="ce1" office:value-type="string">
            <text:p>Col 1</text:p>
          </table:table-cell>
          <table:table-cell table:style-name="ce1" office:value-type="string">
            <text:p>Col 2</text:p>
          </table:table-cell>
        </table:table-row>
        <table:table-row table:style-name="ro1">
          <table:table-cell office:value-type="string">
            <text:p>abc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def</text:p>
          </table:table-cell>
          <table:table-cell office:value-type="float" office:value="456">
            <text:p>45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Bitstream Vera Sans" svg:font-family="'Bitstream Vera Sans'" style:font-family-generic="swiss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l" fo:country="PL" style:font-name-asian="Bitstream Vera Sans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Luxi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19">19/01/2006</text:date>, <text:time>21:0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5$Linux OpenOffice.org_project/680m125$Build-8947</meta:generator>
    <meta:creation-date>2006-01-19T21:02:03</meta:creation-date>
    <dc:date>2006-01-19T21:02:39</dc:date>
    <dc:language>pl-PL</dc:language>
    <meta:editing-cycles>2</meta:editing-cycles>
    <meta:editing-duration>PT36S</meta:editing-duration>
    <meta:user-defined meta:name="Info 1"/>
    <meta:user-defined meta:name="Info 2"/>
    <meta:user-defined meta:name="Info 3"/>
    <meta:user-defined meta:name="Info 4"/>
    <meta:document-statistic meta:table-count="3" meta:cell-count="6"/>
  </office:meta>
</office:document-meta>
</file>